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0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11.097cm" presentation:class="title" presentation:user-transformed="true">
          <draw:text-box>
            <text:p>Unit 17 Principal Component Analysis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incipal Component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incipal Component Analysis is an unsupervised learning algorithm that is used for the dimensionality reduction in machine learning.</text:p>
              </text:list-item>
              <text:list-item>
                <text:p>It is a statistical process that converts the observations of correlated features into a set of linearly uncorrelated features with the help of orthogonal transforma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incipal Component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se new transformed features are called the Principal Components. </text:p>
              </text:list-item>
              <text:list-item>
                <text:p>It is one of the popular tools that is used for exploratory data analysis and predictive modeling. </text:p>
              </text:list-item>
              <text:list-item>
                <text:p>It is a technique to draw strong patterns from the given dataset by reducing the varian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incipal Component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CA generally tries to find the lower-dimensional surface to project the high-dimensional data.</text:p>
              </text:list-item>
              <text:list-item>
                <text:p>PCA works by considering the variance of each attribute because the high attribute shows the good split between the classes, and hence it reduces the dimensionality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incipal Component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me real-world applications of PCA are image processing, movie recommendation system, optimizing the power allocation in various communication channels. </text:p>
              </text:list-item>
              <text:list-item>
                <text:p>It is a feature extraction technique, so it contains the important variables and drops the least important vari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incipal Component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PCA algorithm is based on some mathematical concepts such as:</text:p>
                <text:list>
                  <text:list-item>
                    <text:p>Variance and Covariance</text:p>
                  </text:list-item>
                  <text:list-item>
                    <text:p>Eigenvalues and Eigen fac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incipal Component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me common terms used in PCA algorithm:</text:p>
                <text:list>
                  <text:list-item>
                    <text:p>Dimensionality: </text:p>
                    <text:list>
                      <text:list-item>
                        <text:p>It is the number of features or variables present in the given dataset. </text:p>
                      </text:list-item>
                      <text:list-item>
                        <text:p>More easily, it is the number of columns present in the datase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incipal Component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me common terms used in PCA algorithm:</text:p>
                <text:list>
                  <text:list-item>
                    <text:p>Correlation: </text:p>
                    <text:list>
                      <text:list-item>
                        <text:p>It signifies that how strongly two variables are related to each other. </text:p>
                      </text:list-item>
                      <text:list-item>
                        <text:p>Such as if one changes, the other variable also gets changed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incipal Component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me common terms used in PCA algorithm:</text:p>
                <text:list>
                  <text:list-item>
                    <text:p>Correlation: </text:p>
                    <text:list>
                      <text:list-item>
                        <text:p>The correlation value ranges from -1 to +1.</text:p>
                      </text:list-item>
                      <text:list-item>
                        <text:p><text:s/>Here, -1 occurs if variables are inversely proportional to each other, and +1 indicates that variables are directly proportional to each oth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incipal Component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me common terms used in PCA algorithm:</text:p>
                <text:list>
                  <text:list-item>
                    <text:p>Orthogonal: </text:p>
                    <text:list>
                      <text:list-item>
                        <text:p>It defines that variables are not correlated to each other, and hence the correlation between the pair of variables is zer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incipal Component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me common terms used in PCA algorithm:</text:p>
                <text:list>
                  <text:list-item>
                    <text:p>Eigenvectors: </text:p>
                    <text:list>
                      <text:list-item>
                        <text:p>If there is a square matrix M, and a non-zero vector v is given.</text:p>
                      </text:list-item>
                      <text:list-item>
                        <text:p>Then v will be eigenvector if Av is the scalar multiple of v.</text:p>
                      </text:list-item>
                    </text:list>
                  </text:list-item>
                  <text:list-item>
                    <text:p>Covariance Matrix: </text:p>
                    <text:list>
                      <text:list-item>
                        <text:p>A matrix containing the covariance between the pair of variables is called the Covariance Matrix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incipal Components in PC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s described above, the transformed new features or the output of PCA are the Principal Components. </text:p>
              </text:list-item>
              <text:list-item>
                <text:p>The number of these PCs are either equal to or less than the original features present in the datase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incipal Components in P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me properties of these principal components are given below:</text:p>
                <text:list>
                  <text:list-item>
                    <text:p>The principal component must be the linear combination of the original features.</text:p>
                  </text:list-item>
                  <text:list-item>
                    <text:p>These components are orthogonal, i.e., the correlation between a pair of variables is zero.</text:p>
                  </text:list-item>
                  <text:list-item>
                    <text:p>The importance of each component decreases when going to 1 to n, it means the 1 PC has the most importance, and n PC will have the least importanc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eps for PCA algorith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Getting the dataset</text:p>
              </text:list-item>
            </text:list>
            <text:list text:style-name="L3">
              <text:list-item>
                <text:list>
                  <text:list-item>
                    <text:p>Firstly, we need to take the input dataset and divide it into two subparts X and Y, where X is the training set, and Y is the validation se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eps for PCA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Getting the dataset</text:p>
              </text:list-item>
              <text:list-item>
                <text:p>Representing data into a structure</text:p>
              </text:list-item>
            </text:list>
            <text:list text:style-name="L5">
              <text:list-item>
                <text:list>
                  <text:list-item>
                    <text:p>Now we will represent our dataset into a structure. </text:p>
                  </text:list-item>
                  <text:list-item>
                    <text:p>Such as we will represent the two-dimensional matrix of independent variable X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eps for PCA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Getting the dataset</text:p>
              </text:list-item>
              <text:list-item>
                <text:p>Representing data into a structure</text:p>
              </text:list-item>
              <text:list-item>
                <text:p>Standardizing the data</text:p>
              </text:list-item>
            </text:list>
            <text:list text:style-name="L5">
              <text:list-item>
                <text:list>
                  <text:list-item>
                    <text:p>In this step, we will standardize our dataset. Such as in a particular column, the features with high variance are more important compared to the features with lower varianc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eps for PCA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Getting the dataset</text:p>
              </text:list-item>
              <text:list-item>
                <text:p>Representing data into a structure</text:p>
              </text:list-item>
              <text:list-item>
                <text:p>Standardizing the data</text:p>
              </text:list-item>
            </text:list>
            <text:list text:style-name="L5">
              <text:list-item>
                <text:list>
                  <text:list-item>
                    <text:p>If the importance of features is independent of the variance of the feature, then we will divide each data item in a column with the standard deviation of the column. Here we will name the matrix as Z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eps for PCA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Getting the dataset</text:p>
              </text:list-item>
              <text:list-item>
                <text:p>Representing data into a structure</text:p>
              </text:list-item>
              <text:list-item>
                <text:p>Standardizing the data</text:p>
              </text:list-item>
              <text:list-item>
                <text:p>Calculating the Covariance of Z</text:p>
              </text:list-item>
            </text:list>
            <text:list text:style-name="L5">
              <text:list-item>
                <text:list>
                  <text:list-item>
                    <text:p>To calculate the covariance of Z, we will take the matrix Z, and will transpose it. </text:p>
                  </text:list-item>
                  <text:list-item>
                    <text:p>After transpose, we will multiply it by Z. The output matrix will be the Covariance matrix of Z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eps for PCA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Getting the dataset</text:p>
              </text:list-item>
              <text:list-item>
                <text:p>Representing data into a structure</text:p>
              </text:list-item>
              <text:list-item>
                <text:p>Standardizing the data</text:p>
              </text:list-item>
              <text:list-item>
                <text:p>Calculating the Covariance of Z</text:p>
              </text:list-item>
              <text:list-item>
                <text:p>Calculating the Eigen Values and Eigen Vectors</text:p>
              </text:list-item>
            </text:list>
            <text:list text:style-name="L5">
              <text:list-item>
                <text:list>
                  <text:list-item>
                    <text:p>Now we need to calculate the eigenvalues and eigenvectors for the resultant covariance matrix Z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eps for PCA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Getting the dataset</text:p>
              </text:list-item>
              <text:list-item>
                <text:p>Representing data into a structure</text:p>
              </text:list-item>
              <text:list-item>
                <text:p>Standardizing the data</text:p>
              </text:list-item>
              <text:list-item>
                <text:p>Calculating the Covariance of Z</text:p>
              </text:list-item>
              <text:list-item>
                <text:p>Calculating the Eigen Values and Eigen Vectors</text:p>
              </text:list-item>
            </text:list>
            <text:list text:style-name="L5">
              <text:list-item>
                <text:list>
                  <text:list-item>
                    <text:p>Eigenvectors or the covariance matrix are the directions of the axes with high information. And the coefficients of these eigenvectors are defined as the eigenvalu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eps for PCA algorith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6. Sorting the Eigen Vectors</text:p>
                <text:list>
                  <text:list-item>
                    <text:p>In this step, we will take all the eigenvalues and will sort them in decreasing order, which means from largest to smallest. </text:p>
                  </text:list-item>
                  <text:list-item>
                    <text:p>And simultaneously sort the eigenvectors accordingly in matrix P of eigenvalues. </text:p>
                  </text:list-item>
                  <text:list-item>
                    <text:p>The resultant matrix will be named as P*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eps for PCA algorith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7. Calculating the new features Or Principal Components</text:p>
                <text:list>
                  <text:list-item>
                    <text:p>Here we will calculate the new features. To do this, we will multiply the P* matrix to the Z.</text:p>
                  </text:list-item>
                  <text:list-item>
                    <text:p>In the resultant matrix Z*, each observation is the linear combination of original features.</text:p>
                  </text:list-item>
                  <text:list-item>
                    <text:p><text:s/>Each column of the Z* matrix is independent of each oth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eps for PCA algorith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8. Remove less or unimportant features from the new dataset.</text:p>
                <text:list>
                  <text:list-item>
                    <text:p>The new feature set has occurred, so we will decide here what to keep and what to remove.</text:p>
                  </text:list-item>
                  <text:list-item>
                    <text:p>It means, we will only keep the relevant or important features in the new dataset, and unimportant features will be removed ou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25cm" svg:x="2cm" svg:y="0.477cm" presentation:class="title" presentation:user-transformed="true">
          <draw:text-box>
            <text:p>Applications of Principal Component Analysi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CA is mainly used as the dimensionality reduction technique in various AI applications such as computer vision, image compression, etc.</text:p>
              </text:list-item>
              <text:list-item>
                <text:p>It can also be used for finding hidden patterns if data has high dimensions. Some fields where PCA is used are Finance, data mining, Psychology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2T14:44:19.093104321</meta:creation-date>
    <meta:editing-duration>PT8M3S</meta:editing-duration>
    <meta:editing-cycles>5</meta:editing-cycles>
    <meta:generator>LibreOffice/5.4.0.3$Linux_X86_64 LibreOffice_project/7556cbc6811c9d992f4064ab9287069087d7f62c</meta:generator>
    <dc:date>2022-01-12T11:22:15.587619926</dc:date>
    <meta:document-statistic meta:object-count="13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